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P2" style:family="paragraph" style:parent-style-name="Heading_20_3">
      <style:text-properties officeooo:paragraph-rsid="000e5504"/>
    </style:style>
    <style:style style:name="P3" style:family="paragraph" style:parent-style-name="Text_20_body">
      <style:text-properties officeooo:paragraph-rsid="000e5504"/>
    </style:style>
    <style:style style:name="P4" style:family="paragraph" style:parent-style-name="Text_20_body">
      <style:text-properties officeooo:paragraph-rsid="0010b8e7"/>
    </style:style>
    <style:style style:name="P5" style:family="paragraph" style:parent-style-name="Text_20_body">
      <style:text-properties officeooo:paragraph-rsid="0019cb7e"/>
    </style:style>
    <style:style style:name="P6" style:family="paragraph" style:parent-style-name="Text_20_body">
      <style:text-properties officeooo:paragraph-rsid="001450b3"/>
    </style:style>
    <style:style style:name="P7" style:family="paragraph" style:parent-style-name="Text_20_body">
      <style:text-properties officeooo:paragraph-rsid="00172e9c"/>
    </style:style>
    <style:style style:name="P8" style:family="paragraph" style:parent-style-name="Text_20_body">
      <style:text-properties officeooo:paragraph-rsid="0019cb7e"/>
    </style:style>
    <style:style style:name="P9" style:family="paragraph" style:parent-style-name="Text_20_body">
      <style:text-properties officeooo:paragraph-rsid="001c45c5"/>
    </style:style>
    <style:style style:name="P10" style:family="paragraph" style:parent-style-name="Text_20_body">
      <style:text-properties officeooo:paragraph-rsid="001e6d21"/>
    </style:style>
    <style:style style:name="T1" style:family="text">
      <style:text-properties officeooo:rsid="000c9c2a"/>
    </style:style>
    <style:style style:name="T2" style:family="text">
      <style:text-properties officeooo:rsid="000e5504"/>
    </style:style>
    <style:style style:name="T3" style:family="text">
      <style:text-properties officeooo:rsid="0010b8e7"/>
    </style:style>
    <style:style style:name="T4" style:family="text">
      <style:text-properties officeooo:rsid="001544fe"/>
    </style:style>
    <style:style style:name="T5" style:family="text">
      <style:text-properties officeooo:rsid="00172e9c"/>
    </style:style>
    <style:style style:name="T6" style:family="text">
      <style:text-properties officeooo:rsid="0018ab36"/>
    </style:style>
    <style:style style:name="T7" style:family="text">
      <style:text-properties officeooo:rsid="00051641"/>
    </style:style>
    <style:style style:name="T8" style:family="text">
      <style:text-properties officeooo:rsid="001b5784"/>
    </style:style>
    <style:style style:name="T9" style:family="text">
      <style:text-properties officeooo:rsid="001c45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Segunda Historia: "Los Ecos del Pasado"</text:span></text:h>
      <text:p text:style-name="P3"><text:span text:style-name="Strong_20_Emphasis"/></text:p>
      <text:p text:style-name="P3"><text:span text:style-name="Strong_20_Emphasis">"Lo que la vida pued</text:span><text:span text:style-name="Strong_20_Emphasis"><text:span text:style-name="T2">a</text:span></text:span><text:span text:style-name="Strong_20_Emphasis"> recordar trascendera las barreras del tiempo"</text:span></text:p>
      <text:p text:style-name="P3"><text:span text:style-name="Strong_20_Emphasis"/></text:p>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text:soft-page-break/>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text:span text:style-name="T4">L</text:span>a estructura parecía firme<text:span text:style-name="T4"> y a</text:span>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text:p text:style-name="Standard"/>
      <text:p text:style-name="Horizontal_20_Line"/>
      <text:p text:style-name="Text_20_body"/>
      <text:p text:style-name="Text_20_body"/>
      <text:p text:style-name="Text_20_body"/>
      <text:p text:style-name="Text_20_body"><text:soft-page-break/></text:p>
      <text:p text:style-name="P4"><text:span text:style-name="Strong_20_Emphasis"><text:span text:style-name="T3">Kael, el hombre de Cristal</text:span></text:span></text:p>
      <text:p text:style-name="Text_20_body"/>
      <text:p text:style-name="P6"><text:span text:style-name="Strong_20_Emphasis">"Las ruinas se extendian mas alla de lo que la vista podia alcanzar</text:span><text:span text:style-name="Strong_20_Emphasis"><text:span text:style-name="T8"> ...</text:span></text:span><text:span text:style-name="Strong_20_Emphasis">"</text:span></text:p>
      <text:p text:style-name="P6"><text:span text:style-name="Strong_20_Emphasis"/></text:p>
      <text:p text:style-name="P7">La escalera se extendía frente a Elara apenas distinguible bajo la tenue luz de <text:span text:style-name="T5">unos</text:span> cristales <text:span text:style-name="T5">luminosos </text:span>que bordeaban los escalones<text:span text:style-name="T5"> proyectando un </text:span>resplandor azulado <text:span text:style-name="T5">que </text:span>palpitaba suavemente. </text:p>
      <text:p text:style-name="P7">Más allá de la escalera, la vasta sala se sumía en la oscuridad, un abismo silencioso que parecía contener secretos olvidados por el tiempo.</text:p>
      <text:p text:style-name="Text_20_body">Desde el umbral, Elara contuvo la respiración. Sus ojos intentaron penetrar las sombras, pero la negrura era impenetrable. La incertidumbre la mantenía inmóvil. ¿Qué podría haber oculto en aquel recinto silencioso? Sus dedos rozaron la piedra de la entrada, buscando en la textura fría un ancla para su valor. Y entonces, con un esfuerzo deliberado, avanzó.</text:p>
      <text:p text:style-name="Text_20_body">Apenas su pie cruzó el umbral, la oscuridad se desvaneció en un destello cegador.</text:p>
      <text:p text:style-name="Text_20_body">Una oleada de luz blanca inundó la sala, expandiéndose como una ola de energía latente. Elara se detuvo en seco, su corazón martilleando en su pecho. El resplandor era absoluto, emanando de todas partes y de ninguna en particular. No había lámparas ni antorchas, ninguna fuente visible que justificara la repentina claridad. Y, sin embargo, la sala entera se había revelado ante ella con una nitidez asombrosa.</text:p>
      <text:p text:style-name="Text_20_body">El espacio era vasto, más grande de lo que habría imaginado. Techos altos se alzaban sobre gruesas columnas de mármol, y entre ellas se alineaban mesas y estanterías, algunas intactas, otras cubiertas por la pátina del tiempo. Libros, rollos y pergaminos dormían en sus nichos polvorientos, guardianes silenciosos de un conocimiento perdido.</text:p>
      <text:p text:style-name="Text_20_body">Elara avanzó con cautela, recorriendo el lugar con la mirada. A pesar de la luz, no podía deshacerse de la sensación de que no estaba sola. La sala parecía viva, como si hubiese despertado de un letargo milenario al sentir su presencia. Fue entonces cuando sus ojos se posaron en las mesas de mármol y los cilindros de cristal que reposaban sobre ellas.</text:p>
      <text:p text:style-name="Text_20_body">Se acercó a uno de los cilindros con curiosidad. Su superficie era suave, traslúcida, y contenía en su interior un brillo etéreo, como si una chispa de vida residiera en su interior. Sin poder evitarlo, extendió la mano y lo tocó.</text:p>
      <text:p text:style-name="Text_20_body">Al instante, una figura apareció frente a ella.</text:p>
      <text:p text:style-name="Text_20_body">Elara contuvo el aliento. Era un hombre de porte solemne, vestido con ropajes que oscilaban entre lo familiar y lo extraño. Su boca se movía, emitiendo palabras en un idioma que no reconocía. Pero lo más inquietante era que no la miraba. Sus ojos, vacíos de conciencia, contemplaban algo más allá de su realidad, como si estuviera atrapado en un momento del pasado.</text:p>
      <text:p text:style-name="Text_20_body">No era un hombre real. Tampoco un fantasma.</text:p>
      <text:p text:style-name="Text_20_body"><text:soft-page-break/>Elara retiró la mano de golpe y la figura desapareció. Probó con otro cilindro y ocurrió lo mismo. Diferentes personas, diferentes escenas, todas fragmentos de un tiempo que ya no existía. Era como si aquellas reliquias fueran ventanas a un ayer olvidado, ecos atrapados en el cristal.</text:p>
      <text:p text:style-name="Text_20_body">La magia era poderosa, pero no parecía amenazante.</text:p>
      <text:p text:style-name="Text_20_body">Con una mezcla de asombro y desasosiego, continuó explorando. La sala era un laberinto de columnas y estanterías, cada giro revelando más cilindros, más recuerdos atrapados en cristal. La enormidad del lugar la sobrecogía. ¿Dónde terminaba? ¿Qué más guardaba en sus entrañas?</text:p>
      <text:p text:style-name="Text_20_body">Y entonces lo vio.</text:p>
      <text:p text:style-name="Text_20_body">Oculta tras una estantería, rodeada por un círculo de columnas, una estatua se alzaba en el centro de la sala. Su silueta de cristal azul refulgía con una pureza imposible, intacta, ajena al deterioro del tiempo. No era como las demás figuras erosionadas que había encontrado antes. Su presencia emanaba algo más… algo vivo.</text:p>
      <text:p text:style-name="Text_20_body">Elara se acercó, sus pasos resonando con un eco sordo en la inmensidad de la sala. Observó la estatua con detenimiento. Representaba a un hombre de rostro sereno y mirada profunda, envuelto en túnicas cuyas ondulaciones parecían desafiar la rigidez de la piedra. Sus manos, unidas frente a su pecho, sostenían algo invisible, algo perdido en el tiempo.</text:p>
      <text:p text:style-name="Text_20_body">La fascinación la impulsó a tocarlo.</text:p>
      <text:p text:style-name="Text_20_body">En el instante en que sus dedos rozaron el cristal, una explosión de luz azul la envolvió. Un sonido profundo, como el crujir de un hielo milenario, reverberó en la sala. Grietas de luz serpenteaban por la estatua, latiendo con un resplandor cada vez más intenso. De repente, un pulso recorrió la figura y un sonido estremecedor, como el latido de un corazón olvidado, resonó en su interior.</text:p>
      <text:p text:style-name="Text_20_body">Elara retrocedió, con el aliento atrapado en su garganta.</text:p>
      <text:p text:style-name="Text_20_body">Los ojos de la estatua, antes vacíos, se llenaron de un brillo profundo. Sus labios se separaron, y de ellos escapó un susurro ronco:</text:p>
      <text:p text:style-name="Text_20_body">—¿Dónde… dónde estoy?</text:p>
      <text:p text:style-name="Text_20_body">Elara sintió un escalofrío recorrer su espalda. La voz era real. No era un eco del pasado como los cilindros de cristal. No era un fragmento de historia atrapado en una memoria olvidada. Era algo vivo. Algo que despertaba.</text:p>
      <text:p text:style-name="Text_20_body">La estatua dio un paso adelante.</text:p>
      <text:p text:style-name="Text_20_body">Los crujidos de cristal resonaron con cada movimiento. Su rigidez inicial comenzó a desvanecerse, volviéndose fluida, como si la vida misma estuviera invadiendo su forma inerte. Parpadeó, y su mirada se posó en Elara con desconcierto y urgencia.</text:p>
      <text:p text:style-name="Text_20_body">—¿Aeloria? —murmuró la figura, <text:span text:style-name="T6">con </text:span>su voz cargada de incredulidad—. Has cambiado. ¿Por qué vas así vestida? ¿Qué ha pasado?</text:p>
      <text:p text:style-name="Text_20_body"/>
      <text:p text:style-name="Horizontal_20_Line"/>
      <text:p text:style-name="Text_20_body"><text:soft-page-break/>Elara no pudo responder. No conocía ese nombre, pero el hombre de cristal la miraba con la certeza de quien reconoce a un rostro familiar.</text:p>
      <text:p text:style-name="Text_20_body"/>
      <text:p text:style-name="Text_20_body"/>
      <text:p text:style-name="Text_20_body"/>
      <text:p text:style-name="Horizontal_20_Line"/>
      <text:p text:style-name="Text_20_body"/>
      <text:p text:style-name="P5"><text:span text:style-name="Strong_20_Emphasis">"</text:span><text:span text:style-name="Strong_20_Emphasis"><text:span text:style-name="T8">... </text:span></text:span><text:span text:style-name="Strong_20_Emphasis">pero alguien recordó lo que el mundo había decidido olvidar."</text:span></text:p>
      <text:p text:style-name="Text_20_body"/>
      <text:p text:style-name="P5">Elara observó al hombre de cristal con una mezcla de asombro e incredulidad. Aún no podía creer que la estatua hubiera cobrado vida, que aquellos ojos tallados en la frialdad del cristal ahora la miraran con una expresión tan humana, tan viva. Se sostuvo la respiración un instante antes de atreverse a hablar.</text:p>
      <text:p text:style-name="P5">—Mi nombre es Elara. ¿Quién eres tú?</text:p>
      <text:p text:style-name="P5">El hombre parpadeó, si es que aquella superficie reluciente podía realmente pestañear. La observó con atención renovada, escudriñando cada rasgo de su rostro.</text:p>
      <text:p text:style-name="P5">—¿Elara?—repitió en un murmullo pensativo, como si aquel nombre despertara ecos de un pasado lejano.—Ya veo...</text:p>
      <text:p text:style-name="P5">Su expresión cambió de una tenue curiosidad a un desconcierto palpable.</text:p>
      <text:p text:style-name="P5">—El parecido es asombroso—agregó, y luego, tras una pausa en la que pareció debatirse entre pensamientos enterrados en su memoria, se presentó—. Yo soy Kael.</text:p>
      <text:p text:style-name="P5">Apenas pronunció su nombre, algo en él pareció despertar. Su mirada recorrió la habitación con una nueva urgencia. Columnas rotas, estanterías cubiertas de polvo, libros y papiros carcomidos por el tiempo. Aquello no era lo que esperaba. La incredulidad fue reemplazada por una creciente agitación. Se volvió bruscamente, escudriñando cada rincón con ojos desorbitados.</text:p>
      <text:p text:style-name="P5">—¿Qué ha pasado?—preguntó, con la voz cargada de ansiedad.—¿Dónde está la gente?</text:p>
      <text:p text:style-name="P5">No hubo respuesta. Solo el eco de su propia voz rebotando entre las ruinas. Se giró rápidamente, como si esperara encontrar una figura conocida oculta entre los escombros, pero la realidad le devolvió un vacío aterrador. Caminó de un lado a otro, sus pasos acelerándose con cada latido de su corazón de cristal. Elara lo observó en silencio. No necesitaba palabras para comprender lo que estaba sintiendo: el horror de despertar en un mundo que ya no existía.</text:p>
      <text:p text:style-name="P5">Kael frenó de pronto. El reconocimiento se reflejó en su rostro y, con él, una oleada de tristeza lo envolvió. Sus hombros cayeron, y un peso invisible pareció oprimilo. Sus ojos se fijaron en el suelo, y con un movimiento lento, se dejó caer sobre un bloque de mármol, como si toda su fuerza lo hubiera abandonado.</text:p>
      <text:p text:style-name="P5">Y entonces, una palabra escapó de sus labios, apenas un murmullo, pero cargada de significado:</text:p>
      <text:p text:style-name="P5"><text:soft-page-break/>—La Facción…</text:p>
      <text:p text:style-name="P5">Elara sintió un escalofrío recorrer su espalda. No comprendió del todo a qué se refería, pero en su voz había algo que hablaba de miedo, de traición, de algo oscuro que se había llevado todo lo que alguna vez conoció.</text:p>
      <text:p text:style-name="P5">Fue entonces cuando Kael bajó la vista hacia sus propias manos. Se quedaron suspendidas frente a su rostro como si las estuviera viendo por primera vez. Sus dedos brillaban con la frialdad del cristal, sus palmas eran transparentes, reflejando la luz en destellos quebradizos. Un destello de horror cruzó su rostro.</text:p>
      <text:p text:style-name="P5">—No soy yo…—susurró.</text:p>
      <text:p text:style-name="P5">Sus puños se cerraron con frustración, su expresión <text:span text:style-name="T7">se endurecio</text:span> por un instante antes de llenarse de una infinita tristeza.</text:p>
      <text:p text:style-name="P5">—Soy la copia.</text:p>
      <text:p text:style-name="P5">Elara sintió su corazón apretarse. No sabía qué significaban aquellas palabras, pero su dolor era tangible, casi palpable en el aire.</text:p>
      <text:p text:style-name="P5">De pronto, Kael se levantó con determinación y avanzó hacia la salida con pasos resueltos. No había duda en su movimiento; parecía impulsado por una fuerza interna, por una necesidad desesperada de comprobar una verdad que temía. Elara lo siguió en silencio, sintiendo que no podía dejarlo solo en ese momento.</text:p>
      <text:p text:style-name="P5">Subieron las escaleras con rapidez. Kael tomaba los escalones con energía, y Elara lo seguía de cerca, sin perderlo de vista. Y entonces, al llegar a la salida, el mundo se desplegó ante ellos.</text:p>
      <text:p text:style-name="P5">Kael se detuvo en seco.</text:p>
      <text:p text:style-name="P5">Su respiración, si es que alguna vez la tuvo, pareció desaparecer. Frente a él, la ciudad que una vez conoció había sido reducida a ruinas. No había calles vibrantes, ni rostros familiares, ni voces que llenaran el aire de conversaciones y risas. Solo el viento gimiendo entre los restos de edificios colapsados, entre las cenizas de un mundo perdido.</text:p>
      <text:p text:style-name="P5">Se quedó allí, inmóvil, con los hombros caídos y los brazos colgando a sus costados como si hubieran perdido toda razón de ser. Su mirada estaba vacía, atrapada en la devastación, en la ausencia.</text:p>
      <text:p text:style-name="P5">¿<text:span text:style-name="T9">Ado</text:span>nde estaba Kael?<text:span text:style-name="T9">, </text:span>¿<text:span text:style-name="T9">Y ado</text:span>nde estaba Aeloria?<text:span text:style-name="T9">, </text:span>¿<text:span text:style-name="T9">Ado</text:span>nde estaban todos?</text:p>
      <text:p text:style-name="P5"><text:span text:style-name="T9">L</text:span>a expression de su rostro ahora se habia transformado en nada.</text:p>
      <text:p text:style-name="P9">Elara, a unos pocos pasos de distancia, pudo sentir en su pecho el dolor.</text:p>
      <text:p text:style-name="P9"/>
      <text:p text:style-name="P9"/>
      <text:p text:style-name="Horizontal_20_Line"/>
      <text:p text:style-name="Text_20_body"/>
      <text:p text:style-name="Text_20_body"><text:soft-page-break/></text:p>
      <text:p text:style-name="P10"><text:span text:style-name="Strong_20_Emphasis">"... y con cada paso que avanzaba hacia el futuro, algo del pasado desaparecia detras."</text:span></text:p>
      <text:p text:style-name="P10"><text:span text:style-name="Strong_20_Emphasis"/></text:p>
      <text:p text:style-name="P10"><text:span text:style-name="Strong_20_Emphasis"/></text:p>
      <text:p text:style-name="Text_20_body">El hombre de cristal permaneció inmóvil, como una estatua condenada a sentir, con los ojos cerrados con fuerza y los puños crispados. Su cuerpo emanaba una tensión latente, un torbellino de emociones que pugnaban por escapar. La impotencia y el dolor se acumulaban en su interior como una tormenta contenida, y cada fibra de su ser parecía resistirse a la verdad que lo rodeaba. No quería ver. No quería aceptar.</text:p>
      <text:p text:style-name="Text_20_body">De pronto, como si una chispa encendiera su resolución, abrió los ojos y giró sobre sus talones. Sin mediar palabra, descendió las escaleras con pasos firmes y rápidos. Su determinación tenía un propósito claro, aunque su rostro mostraba la desesperación de un hombre que teme confirmar sus peores sospechas.</text:p>
      <text:p text:style-name="Text_20_body">—¡Kael! —llamó Elara, su voz cargada de preocupación. Algo en la forma en que él se movía la inquietaba. Era la desesperación de alguien que busca una última prueba, una última esperanza a la que aferrarse.</text:p>
      <text:p text:style-name="Text_20_body">Pero Kael no se detuvo. Cruzó la gran sala como una sombra deslizándose entre los vestigios de su propio pasado. Sabía exactamente adónde ir, y sus pasos lo llevaron sin titubeos hacia el fondo de la estancia, donde una estructura colosal se alzaba entre las ruinas.</text:p>
      <text:p text:style-name="Text_20_body">Elara se detuvo unos pasos detrás de él, maravillada y desconcertada por lo que veía. Frente a ellos se encontraba un artefacto imponente, de dimensiones descomunales. Su estructura combinaba metales oscuros, envejecidos por el tiempo, con intrincadas redes de cristales incrustados en su superficie. Engranajes y tuberías de un material desconocido se entrelazaban en patrones enigmáticos, y en su centro, un conjunto de esferas translúcidas parecía contener luz líquida en su interior. Era como si la máquina aún respirara, un vestigio de una civilización perdida, esperando ser despertada.</text:p>
      <text:p text:style-name="Text_20_body">Kael comenzó a manipular el mecanismo con precisión mecánica, moviendo palancas y ajustando discos metálicos con un conocimiento innato, como si sus manos recordaran lo que su mente aún se negaba a aceptar. Los cristales de la estructura comenzaron a parpadear tenuemente, emitiendo un resplandor intermitente, como luciérnagas atrapadas en vidrio.</text:p>
      <text:p text:style-name="Text_20_body">—¿Qué haces? —preguntó Elara, sintiendo que algo trascendental estaba a punto de suceder.</text:p>
      <text:p text:style-name="Text_20_body">—Esta máquina nos dirá qué día es hoy —respondió Kael sin apartar la vista de los controles, su voz tensa y contenida.</text:p>
      <text:p text:style-name="Text_20_body">Elara observó cómo el hombre de cristal continuaba operando el artefacto, reajustando componentes y verificando cada detalle. De pronto, un panel en la parte frontal de la máquina se iluminó. Un resplandor verde comenzó a crecer dentro de uno de los cristales principales, extendiéndose lentamente, como un río de luz avanzando sin prisa pero sin detenerse. La luz se deslizó por el interior del cristal hasta alcanzar un punto específico, donde pareció estabilizarse.</text:p>
      <text:p text:style-name="Text_20_body"><text:soft-page-break/>Kael se inclinó hacia el panel con una mezcla de ansiedad y temor, su mirada clavada en las inscripciones luminosas que titilaban ante él. Movió algunas palancas más, reajustó la posición de un conjunto de tubos de cristal colocados a los lados, y volvió a enfocar su atención en el corazón del dispositivo. Su expresión se endureció. Su respiración se volvió errática.</text:p>
      <text:p text:style-name="Text_20_body">—No es posible… —murmuró, su voz apenas un susurro ahogado por la incredulidad.</text:p>
      <text:p text:style-name="Text_20_body">Elara sintió un escalofrío recorrerle la espalda.</text:p>
      <text:p text:style-name="Text_20_body">Kael dio un paso atrás, sus manos temblando mientras su mirada permanecía fija en la fría y absoluta respuesta que la máquina le entregaba. Su garganta pareció cerrarse antes de pronunciar las palabras que sellarían su destino.</text:p>
      <text:p text:style-name="Text_20_body">—Han pasado nueve siglos…</text:p>
      <text:p text:style-name="Text_20_body">El tiempo se congeló. La sala pareció volverse más fría, más silenciosa, como si la propia realidad se replegara ante la magnitud de la revelación.</text:p>
      <text:p text:style-name="Text_20_body">Nueve siglos. Todo lo que conocía, todo lo que alguna vez había existido, se había desvanecido en la corriente implacable del tiempo. Su gente, su hogar, su vida… borrados como huellas en la arena barridas por el viento de los años.</text:p>
      <text:p text:style-name="Text_20_body">Elara lo miró, sintiendo que su propio corazón latía con pesadez. No podía comprender del todo lo que significaba para él, pero lo sentía. Sentía su dolor como si fuera suyo, una empatía que la envolvía y la arrastraba al abismo de la pérdida.</text:p>
      <text:p text:style-name="Text_20_body">Kael no dijo nada más. Solo se quedó allí, con la mirada perdida en la luz verde del cristal, enfrentando el vacío insondable de lo irremediable.</text:p>
      <text:p text:style-name="Text_20_body"/>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16T18:55:05.095000000</dc:date>
    <meta:editing-duration>PT3H55M30S</meta:editing-duration>
    <meta:editing-cycles>14</meta:editing-cycles>
    <meta:generator>LibreOffice/7.3.5.2$Windows_X86_64 LibreOffice_project/184fe81b8c8c30d8b5082578aee2fed2ea847c01</meta:generator>
    <meta:document-statistic meta:table-count="0" meta:image-count="0" meta:object-count="0" meta:page-count="8" meta:paragraph-count="94" meta:word-count="3299" meta:character-count="19806" meta:non-whitespace-character-count="16608"/>
  </office:meta>
</office:document-meta>
</file>